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d555" officeooo:paragraph-rsid="0004d555"/>
    </style:style>
    <style:style style:name="P2" style:family="paragraph" style:parent-style-name="Standard">
      <style:text-properties officeooo:rsid="000691a7" officeooo:paragraph-rsid="000691a7"/>
    </style:style>
    <style:style style:name="P3" style:family="paragraph" style:parent-style-name="Standard">
      <style:text-properties officeooo:rsid="000691a7" officeooo:paragraph-rsid="000a056e"/>
    </style:style>
    <style:style style:name="P4" style:family="paragraph" style:parent-style-name="Standard">
      <style:text-properties officeooo:paragraph-rsid="000691a7"/>
    </style:style>
    <style:style style:name="P5" style:family="paragraph" style:parent-style-name="Standard" style:list-style-name="L4">
      <style:text-properties officeooo:paragraph-rsid="000691a7"/>
    </style:style>
    <style:style style:name="P6" style:family="paragraph" style:parent-style-name="Standard" style:list-style-name="L4">
      <style:text-properties officeooo:rsid="00084009" officeooo:paragraph-rsid="00084009"/>
    </style:style>
    <style:style style:name="P7" style:family="paragraph" style:parent-style-name="Standard">
      <style:text-properties officeooo:rsid="000a056e" officeooo:paragraph-rsid="000a056e"/>
    </style:style>
    <style:style style:name="P8" style:family="paragraph" style:parent-style-name="Standard" style:list-style-name="L5">
      <style:text-properties officeooo:rsid="000a056e" officeooo:paragraph-rsid="000a056e"/>
    </style:style>
    <style:style style:name="P9" style:family="paragraph" style:parent-style-name="Standard">
      <style:text-properties officeooo:paragraph-rsid="000a056e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4d555" officeooo:paragraph-rsid="0004d555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91a7" style:font-weight-asian="bold" style:font-weight-complex="bold"/>
    </style:style>
    <style:style style:name="T3" style:family="text">
      <style:text-properties fo:font-weight="bold" officeooo:rsid="000a0a8b" style:font-weight-asian="bold" style:font-weight-complex="bold"/>
    </style:style>
    <style:style style:name="T4" style:family="text">
      <style:text-properties officeooo:rsid="000691a7"/>
    </style:style>
    <style:style style:name="T5" style:family="text">
      <style:text-properties officeooo:rsid="00084009"/>
    </style:style>
    <style:style style:name="T6" style:family="text">
      <style:text-properties officeooo:rsid="000a056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:Project Activity Document:</text:p>
      <text:p text:style-name="P1"/>
      <text:p text:style-name="P1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ubuntu </text:span><text:span text:style-name="T1">Floodlight instal</text:span><text:span text:style-name="T3">l</text:span><text:span text:style-name="T1">ation </text:span><text:span text:style-name="T3">and setup</text:span><text:span text:style-name="T1">:</text:span> <text:s/></text:p>
      <text:p text:style-name="P1"/>
      <text:p text:style-name="P7">Requirements:</text:p>
      <text:list xml:id="list3964109208" text:style-name="L5">
        <text:list-item>
          <text:p text:style-name="P8">JDK 8 (Verified: <text:span text:style-name="T1">Not Compatible with the latest java version.</text:span>)</text:p>
        </text:list-item>
        <text:list-item>
          <text:p text:style-name="P8">Ant or maven to build</text:p>
        </text:list-item>
        <text:list-item>
          <text:p text:style-name="P8">Python development package</text:p>
        </text:list-item>
        <text:list-item>
          <text:p text:style-name="P8">Eclipse IDE</text:p>
        </text:list-item>
      </text:list>
      <text:p text:style-name="P1"/>
      <text:p text:style-name="P9"><text:span text:style-name="T4">&gt; sudo apt-get install build-essential ant maven python-dev</text:span></text:p>
      <text:p text:style-name="P9">*<text:span text:style-name="T6">dependencies</text:span></text:p>
      <text:p text:style-name="P9"><text:span text:style-name="T4"><text:s/></text:span></text:p>
      <text:p text:style-name="P1">&gt; sudo apt-get install git</text:p>
      <text:p text:style-name="P1"/>
      <text:p text:style-name="P1">&gt; git clone <text:a xlink:type="simple" xlink:href="https://github.com/floodlight/floodlight.git" text:style-name="Internet_20_link" text:visited-style-name="Visited_20_Internet_20_Link">https://github.com/floodlight/floodlight.git</text:a></text:p>
      <text:p text:style-name="P1"/>
      <text:p text:style-name="P1">&gt; cd floodlight/</text:p>
      <text:p text:style-name="P1"/>
      <text:p text:style-name="P2">&gt; ant eclipse</text:p>
      <text:p text:style-name="P2"/>
      <text:p text:style-name="P4"><text:span text:style-name="T4">&gt; Run through Eclipse.</text:span></text:p>
      <text:p text:style-name="P4"/>
      <text:list xml:id="list1382510095" text:style-name="L4">
        <text:list-item>
          <text:p text:style-name="P5">Open eclipse and create a new workspace</text:p>
        </text:list-item>
        <text:list-item>
          <text:p text:style-name="P5">File -&gt; Import -&gt; General -&gt; Existing Projects into Workspace. Then click "Next".</text:p>
        </text:list-item>
        <text:list-item>
          <text:p text:style-name="P5">From "Select root directory" click "Browse". Select the parent directory where you placed floodlight earlier.</text:p>
        </text:list-item>
        <text:list-item>
          <text:p text:style-name="P5">Check the box for "Floodlight". No other Projects should be present and none should be selected.</text:p>
        </text:list-item>
        <text:list-item>
          <text:p text:style-name="P5">Click Finish.</text:p>
        </text:list-item>
        <text:list-item>
          <text:p text:style-name="P6">Run the project.</text:p>
        </text:list-item>
      </text:list>
      <text:p text:style-name="P4"/>
      <text:p text:style-name="P4"/>
      <text:p text:style-name="P2">&gt; sudo mn -c </text:p>
      <text:p text:style-name="P2"/>
      <text:p text:style-name="P2">&gt; sudo mn –conroller=remote</text:p>
      <text:p text:style-name="P2">* <text:span text:style-name="T6">currently controller is running on the same machine.</text:span> </text:p>
      <text:p text:style-name="P2"/>
      <text:p text:style-name="P2">&gt; pingall</text:p>
      <text:p text:style-name="P2"/>
      <text:p text:style-name="P7">&gt; all the host should ping each other.</text:p>
      <text:p text:style-name="P7"/>
      <text:p text:style-name="P3"><text:span text:style-name="T6">&gt; </text:span>Stop Controller <text:span text:style-name="T5">from eclipse </text:span>and use “pingall” command <text:span text:style-name="T5">and all the packet will be dropped. <text:s text:c="2"/></text:span></text:p>
      <text:p text:style-name="P3"><text:span text:style-name="T5"><text:s text:c="3"/>default port used: 6653</text:span> </text:p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7:40:13.645119640</meta:creation-date>
    <dc:date>2018-07-02T18:29:11.196574848</dc:date>
    <meta:editing-duration>PT6M54S</meta:editing-duration>
    <meta:editing-cycles>1</meta:editing-cycles>
    <meta:document-statistic meta:table-count="0" meta:image-count="0" meta:object-count="0" meta:page-count="2" meta:paragraph-count="28" meta:word-count="170" meta:character-count="1037" meta:non-whitespace-character-count="892"/>
    <meta:generator>LibreOffice/6.0.3.2$Linux_X86_64 LibreOffice_project/00m0$Build-2</meta:generator>
  </office:meta>
</office:document-meta>
</file>